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las Grotesk Web" svg:font-family="'Atlas Grotesk Web', 'Atlas Grotesk', AtlasGrotesk, apple-system, BlinkMacSystemFont, 'Segoe UI', 'Helvetica Neue', Helvetica, Arial, sans-serif, 'Apple Color Emoji', 'Segoe UI Emoji', 'Segoe UI Symbol'"/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4pt" fo:font-weight="bold" officeooo:rsid="00241054" officeooo:paragraph-rsid="001cac7d" style:font-name-asian="Noto Serif CJK SC" style:font-size-asian="14pt" style:font-weight-asian="bold" style:font-name-complex="Lohit Devanagari1" style:font-size-complex="14pt" style:font-weight-complex="bold"/>
    </style:style>
    <style:style style:name="P2" style:family="paragraph" style:parent-style-name="Text_20_body">
      <style:text-properties style:font-name="Liberation Serif" fo:font-size="13pt" fo:font-weight="bold" officeooo:rsid="002a4b0c" officeooo:paragraph-rsid="002a4b0c" style:font-name-asian="Noto Serif CJK SC" style:font-size-asian="13pt" style:font-weight-asian="bold" style:font-name-complex="Lohit Devanagari1" style:font-size-complex="13pt" style:font-weight-complex="bold"/>
    </style:style>
    <style:style style:name="P3" style:family="paragraph" style:parent-style-name="Text_20_body">
      <style:text-properties style:font-name="Liberation Serif" fo:font-size="10pt" fo:font-weight="bold" officeooo:rsid="00241054" officeooo:paragraph-rsid="002349f2" style:font-name-asian="Noto Serif CJK SC" style:font-size-asian="10pt" style:font-weight-asian="bold" style:font-name-complex="Lohit Devanagari1" style:font-size-complex="10pt" style:font-weight-complex="bold"/>
    </style:style>
    <style:style style:name="P4" style:family="paragraph" style:parent-style-name="Text_20_body">
      <style:text-properties style:font-name="Liberation Serif" fo:font-size="6pt" fo:font-weight="bold" officeooo:rsid="00241054" officeooo:paragraph-rsid="002349f2" style:font-name-asian="Noto Serif CJK SC" style:font-size-asian="5.25pt" style:font-weight-asian="bold" style:font-name-complex="Lohit Devanagari1" style:font-size-complex="6pt" style:font-weight-complex="bold"/>
    </style:style>
    <style:style style:name="P5" style:family="paragraph" style:parent-style-name="Text_20_body">
      <style:text-properties fo:color="#000080" loext:opacity="100%" style:font-name="Liberation Serif" fo:font-size="16pt" fo:language="zxx" fo:country="none" style:text-underline-style="solid" style:text-underline-width="auto" style:text-underline-color="font-color" fo:font-weight="bold" officeooo:rsid="003ac3c7" officeooo:paragraph-rsid="001cac7d" style:font-name-asian="Noto Serif CJK SC" style:font-size-asian="16pt" style:language-asian="zxx" style:country-asian="none" style:font-weight-asian="bold" style:font-name-complex="Lohit Devanagari1" style:font-size-complex="16pt" style:language-complex="zxx" style:country-complex="none" style:font-weight-complex="bold"/>
    </style:style>
    <style:style style:name="P6" style:family="paragraph" style:parent-style-name="Text_20_body">
      <style:text-properties officeooo:paragraph-rsid="002a4b0c"/>
    </style:style>
    <style:style style:name="P7" style:family="paragraph" style:parent-style-name="Text_20_body">
      <style:paragraph-properties fo:text-align="center" style:justify-single-word="false"/>
      <style:text-properties style:font-name="Calibri" fo:font-size="18pt" fo:font-weight="bold" officeooo:rsid="00241054" officeooo:paragraph-rsid="00a749c0" style:font-name-asian="Noto Serif CJK SC" style:font-size-asian="18pt" style:font-weight-asian="bold" style:font-name-complex="Lohit Devanagari1" style:font-size-complex="18pt" style:font-weight-complex="bold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729fcf" loext:opacity="100%" style:font-name="Atlas Grotesk Web" fo:font-size="20pt" fo:letter-spacing="normal" fo:font-style="normal" fo:font-weight="bold" officeooo:rsid="00ca9f81" officeooo:paragraph-rsid="00ca9f81" style:font-name-asian="Noto Serif CJK SC" style:font-size-asian="20pt" style:font-weight-asian="bold" style:font-name-complex="Lohit Devanagari1" style:font-size-complex="2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13pt" fo:font-weight="bold" officeooo:rsid="002a4b0c" style:font-name-asian="Noto Serif CJK SC" style:font-size-asian="13pt" style:font-weight-asian="bold" style:font-name-complex="Lohit Devanagari1" style:font-size-complex="13pt" style:font-weight-complex="bold"/>
    </style:style>
    <style:style style:name="T3" style:family="text">
      <style:text-properties style:font-name="Liberation Serif" fo:font-size="13pt" fo:font-weight="bold" officeooo:rsid="00c7a83d" style:font-name-asian="Noto Serif CJK SC" style:font-size-asian="13pt" style:font-weight-asian="bold" style:font-name-complex="Lohit Devanagari1" style:font-size-complex="13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ab8508" style:font-size-asian="14pt" style:font-size-complex="14pt"/>
    </style:style>
    <style:style style:name="T6" style:family="text">
      <style:text-properties officeooo:rsid="00cc85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6">DL25Jan2025</text:span> Upload Link</text:h>
      <text:p text:style-name="Text_20_body"><text:line-break/></text:p>
      <text:p text:style-name="P7"/>
      <text:p text:style-name="P5">https://www.dropbox.com/request/FCXlRjkZjdBpy6HclG3S</text:p>
      <text:p text:style-name="P5"/>
      <text:p text:style-name="P1">INTERNET LOGIN</text:p>
      <text:p text:style-name="P1"/>
      <text:p text:style-name="P4"><text:a xlink:type="simple" xlink:href="http://192.168.254.1:890/httpclient.html" text:style-name="Internet_20_link" text:visited-style-name="Visited_20_Internet_20_Link"><text:span text:style-name="T4">http://192.168.254.01:8</text:span></text:a><text:a xlink:type="simple" xlink:href="http://192.168.254.1:890/httpclient.html" text:style-name="Internet_20_link" text:visited-style-name="Visited_20_Internet_20_Link"><text:span text:style-name="T5">0</text:span></text:a><text:a xlink:type="simple" xlink:href="http://192.168.254.1:890/httpclient.html" text:style-name="Internet_20_link" text:visited-style-name="Visited_20_Internet_20_Link"><text:span text:style-name="T4">90/httpclient.html</text:span></text:a><text:span text:style-name="T1"> <text:s text:c="4"/></text:span></text:p>
      <text:p text:style-name="P3"/>
      <text:p text:style-name="P3"/>
      <text:p text:style-name="P2">Username : <text:tab/>pesugl</text:p>
      <text:p text:style-name="P6"><text:span text:style-name="T2">Password : <text:s/></text:span><text:span text:style-name="T3">pesugl@!23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las Grotesk Web" svg:font-family="'Atlas Grotesk Web', 'Atlas Grotesk', AtlasGrotesk, apple-system, BlinkMacSystemFont, 'Segoe UI', 'Helvetica Neue', Helvetica, Arial, sans-serif, 'Apple Color Emoji', 'Segoe UI Emoji', 'Segoe UI Symbol'"/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1:01:49.533915123</meta:creation-date>
    <dc:date>2025-01-21T22:01:10.446844732</dc:date>
    <meta:editing-duration>PT9H33M41S</meta:editing-duration>
    <meta:editing-cycles>9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3" meta:character-count="177" meta:non-whitespace-character-count="162"/>
  </office:meta>
</office:document-meta>
</file>